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1B24EBFA601660A2218.png" manifest:media-type="image/png"/>
  <manifest:file-entry manifest:full-path="Pictures/10000000000003390000029D17C0969890C8A2EF.png" manifest:media-type="image/png"/>
  <manifest:file-entry manifest:full-path="Pictures/10000000000003EC00000203BA5711222F53A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aab" officeooo:paragraph-rsid="00181a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.2598in" svg:y="0.0835in" svg:width="6.9252in" svg:height="3.552in" draw:z-index="0"><draw:image xlink:href="Pictures/10000000000003EC00000203BA5711222F53AD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No Bias:</text:p>
      <text:p text:style-name="P1"><draw:frame draw:style-name="fr2" draw:name="Image2" text:anchor-type="paragraph" svg:width="6.9252in" svg:height="5.6154in" draw:z-index="1"><draw:image xlink:href="Pictures/10000000000003390000029D17C0969890C8A2EF.png" xlink:type="simple" xlink:show="embed" xlink:actuate="onLoad"/></draw:frame></text:p>
      <text:p text:style-name="P1"/>
      <text:p text:style-name="P1"><draw:frame draw:style-name="fr3" draw:name="Image3" text:anchor-type="paragraph" svg:width="6.2602in" svg:height="4.5209in" draw:z-index="2"><draw:image xlink:href="Pictures/1000000000000259000001B24EBFA601660A221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4:27:53.798564422</meta:creation-date>
    <dc:date>2020-02-13T18:36:46.267826395</dc:date>
    <meta:editing-duration>PT1M12S</meta:editing-duration>
    <meta:editing-cycles>1</meta:editing-cycles>
    <meta:document-statistic meta:table-count="0" meta:image-count="3" meta:object-count="0" meta:page-count="3" meta:paragraph-count="1" meta:word-count="2" meta:character-count="8" meta:non-whitespace-character-count="7"/>
    <meta:generator>LibreOffice/5.1.6.2$Linux_X86_64 LibreOffice_project/10m0$Build-2</meta:generator>
  </office:meta>
</office:document-meta>
</file>